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  <manifest:file-entry manifest:media-type="image/png" manifest:full-path="Pictures/image22.png"/>
  <manifest:file-entry manifest:media-type="image/png" manifest:full-path="Pictures/image23.png"/>
  <manifest:file-entry manifest:media-type="image/png" manifest:full-path="Pictures/image24.png"/>
  <manifest:file-entry manifest:media-type="image/png" manifest:full-path="Pictures/image25.png"/>
  <manifest:file-entry manifest:media-type="image/png" manifest:full-path="Pictures/image26.png"/>
  <manifest:file-entry manifest:media-type="image/png" manifest:full-path="Pictures/image27.png"/>
  <manifest:file-entry manifest:media-type="image/png" manifest:full-path="Pictures/image28.png"/>
  <manifest:file-entry manifest:media-type="image/png" manifest:full-path="Pictures/image29.png"/>
  <manifest:file-entry manifest:media-type="image/png" manifest:full-path="Pictures/image30.png"/>
  <manifest:file-entry manifest:media-type="image/png" manifest:full-path="Pictures/image31.png"/>
  <manifest:file-entry manifest:media-type="image/png" manifest:full-path="Pictures/image32.png"/>
  <manifest:file-entry manifest:media-type="image/png" manifest:full-path="Pictures/image33.png"/>
  <manifest:file-entry manifest:media-type="image/png" manifest:full-path="Pictures/image34.png"/>
  <manifest:file-entry manifest:media-type="image/png" manifest:full-path="Pictures/image35.png"/>
  <manifest:file-entry manifest:media-type="image/png" manifest:full-path="Pictures/image36.png"/>
  <manifest:file-entry manifest:media-type="image/png" manifest:full-path="Pictures/image37.png"/>
  <manifest:file-entry manifest:media-type="image/png" manifest:full-path="Pictures/image38.png"/>
  <manifest:file-entry manifest:media-type="image/png" manifest:full-path="Pictures/image39.png"/>
  <manifest:file-entry manifest:media-type="image/png" manifest:full-path="Pictures/image40.png"/>
  <manifest:file-entry manifest:media-type="image/png" manifest:full-path="Pictures/image41.png"/>
  <manifest:file-entry manifest:media-type="image/png" manifest:full-path="Pictures/image42.png"/>
  <manifest:file-entry manifest:media-type="image/png" manifest:full-path="Pictures/image43.png"/>
  <manifest:file-entry manifest:media-type="image/png" manifest:full-path="Pictures/image44.png"/>
  <manifest:file-entry manifest:media-type="image/png" manifest:full-path="Pictures/image4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P2" style:family="paragraph" style:parent-style-name="Heading_20_2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39_2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FR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FR1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FR1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FR1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46_2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FR1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48" style:family="paragraph" style:parent-style-name="Standard">
      <style:paragraph-properties fo:break-before="auto" fo:text-indent="1.27cm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FR1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FR1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0_2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Heading_20_2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FR1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3_2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FR1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FR1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5_2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FR1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57" style:family="paragraph" style:parent-style-name="Standard">
      <style:paragraph-properties fo:break-before="auto" fo:text-indent="1.27cm" fo:line-height="115%" fo:margin-left="0cm" style:writing-mode="lr-tb"/>
    </style:style>
    <style:style style:name="FR2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7_1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FR2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8_14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FR2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60" style:family="paragraph" style:parent-style-name="Standard">
      <style:paragraph-properties fo:break-before="auto" fo:text-indent="1.27cm" fo:line-height="115%" style:writing-mode="lr-tb"/>
    </style:style>
    <style:style style:name="FR2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60_1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FR2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61_14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FR2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63" style:family="paragraph" style:parent-style-name="Standard">
      <style:paragraph-properties fo:break-before="auto" fo:text-indent="1.27cm" fo:line-height="115%" style:writing-mode="lr-tb"/>
    </style:style>
    <style:style style:name="FR2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63_1" style:family="text"/>
    <style:style style:name="P64" style:family="paragraph" style:parent-style-name="Standard">
      <style:paragraph-properties fo:break-before="auto" fo:text-indent="1.27cm" fo:line-height="115%" style:writing-mode="lr-tb"/>
    </style:style>
    <style:style style:name="FR2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FR2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65_14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FR2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68" style:family="paragraph" style:parent-style-name="Standard">
      <style:paragraph-properties fo:break-before="auto" fo:text-indent="1.27cm" fo:line-height="115%" style:writing-mode="lr-tb"/>
    </style:style>
    <style:style style:name="FR3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69" style:family="paragraph" style:parent-style-name="Standard">
      <style:paragraph-properties fo:break-before="auto" fo:text-indent="1.27cm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FR3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69_13" style:family="text"/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FR3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72" style:family="paragraph" style:parent-style-name="Standard">
      <style:paragraph-properties fo:break-before="auto" fo:text-indent="1.27cm" fo:line-height="115%" style:writing-mode="lr-tb"/>
    </style:style>
    <style:style style:name="FR3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73" style:family="paragraph" style:parent-style-name="Standard">
      <style:paragraph-properties fo:break-before="auto" fo:text-indent="1.27cm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FR3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P76" style:family="paragraph" style:parent-style-name="Standard">
      <style:paragraph-properties fo:break-before="auto" fo:text-indent="1.27cm" fo:line-height="115%" style:writing-mode="lr-tb"/>
    </style:style>
    <style:style style:name="FR3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77" style:family="paragraph" style:parent-style-name="Standard">
      <style:paragraph-properties fo:break-before="auto" fo:text-indent="1.27cm" fo:line-height="115%" style:writing-mode="lr-tb"/>
    </style:style>
    <style:style style:name="FR3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78" style:family="paragraph" style:parent-style-name="Standard">
      <style:paragraph-properties fo:break-before="auto" fo:text-indent="1.27cm" fo:line-height="115%" style:writing-mode="lr-tb"/>
    </style:style>
    <style:style style:name="FR3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79" style:family="paragraph" style:parent-style-name="Standard">
      <style:paragraph-properties fo:break-before="auto" fo:text-indent="1.27cm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FR3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FR3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82" style:family="paragraph" style:parent-style-name="Standard">
      <style:paragraph-properties fo:break-before="auto" fo:text-indent="1.27cm" fo:line-height="115%" style:writing-mode="lr-tb"/>
    </style:style>
    <style:style style:name="FR4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82_1" style:family="text"/>
    <style:style style:name="P83" style:family="paragraph" style:parent-style-name="Standard">
      <style:paragraph-properties fo:break-before="auto" fo:text-indent="1.27cm" fo:line-height="115%" style:writing-mode="lr-tb"/>
    </style:style>
    <style:style style:name="FR4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FR4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84_14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FR4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86_2" style:family="text"/>
    <style:style style:name="P87" style:family="paragraph" style:parent-style-name="Standard">
      <style:paragraph-properties fo:break-before="auto" fo:text-indent="1.27cm" fo:line-height="115%" style:writing-mode="lr-tb"/>
    </style:style>
    <style:style style:name="FR4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88" style:family="paragraph" style:parent-style-name="Standard">
      <style:paragraph-properties fo:break-before="auto" fo:text-indent="1.27cm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FR4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</office:automatic-styles>
  <office:body>
    <office:text>
      <text:h text:style-name="P1" text:outline-level="10"><text:bookmark-start text:name="h.36ksa2m0576a"/><text:bookmark-end text:name="h.36ksa2m0576a"/><text:span text:style-name="T1_1">Chapter</text:span><text:span text:style-name="T1_2"><text:s/>1<text:s/></text:span><text:span text:style-name="T1_3">Odd</text:span><text:span text:style-name="T1_4"><text:s/></text:span><text:span text:style-name="T1_5">Number</text:span><text:span text:style-name="T1_6"><text:s/></text:span><text:span text:style-name="T1_7">Problem</text:span><text:span text:style-name="T1_8"><text:s/></text:span><text:span text:style-name="T1_9">Answers</text:span><text:span text:style-name="T1_10"><text:s/></text:span></text:h>
      <text:h text:style-name="P2" text:outline-level="10"><text:bookmark-start text:name="h.1bk3p4k2doxz"/><text:bookmark-end text:name="h.1bk3p4k2doxz"/><text:span text:style-name="T2_1">Section</text:span><text:span text:style-name="T2_2"><text:s/>1.1<text:s/>-<text:s/></text:span><text:span text:style-name="T2_3">RML</text:span></text:h>
      <text:p text:style-name="P3"><text:span text:style-name="T3_1">1.<text:s text:c="3"/>&lt;<text:s text:c="3"/></text:span></text:p>
      <text:p text:style-name="P4"><text:span text:style-name="T4_1">3.<text:s text:c="3"/>&gt;<text:s text:c="3"/></text:span></text:p>
      <text:p text:style-name="P5"><text:span text:style-name="T5_1">5.<text:s text:c="4"/>&lt;<text:s text:c="2"/></text:span></text:p>
      <text:p text:style-name="P6"><text:span text:style-name="T6_1">7.<text:s text:c="4"/>&lt;<text:s text:c="3"/></text:span></text:p>
      <text:p text:style-name="P7"><text:span text:style-name="T7_1">9.<text:s text:c="4"/>&gt;<text:s text:c="3"/></text:span></text:p>
      <text:p text:style-name="P8"><text:span text:style-name="T8_1"><text:s/></text:span></text:p>
      <text:p text:style-name="P9"><text:span text:style-name="T9_1">Order</text:span><text:span text:style-name="T9_2"><text:s/></text:span><text:span text:style-name="T9_3">from</text:span><text:span text:style-name="T9_4"><text:s/></text:span><text:span text:style-name="T9_5">smallest</text:span><text:span text:style-name="T9_6"><text:s/></text:span><text:span text:style-name="T9_7">to</text:span><text:span text:style-name="T9_8"><text:s/></text:span><text:span text:style-name="T9_9">largest</text:span><text:span text:style-name="T9_10">:<text:s/></text:span></text:p>
      <text:p text:style-name="P10"><text:span text:style-name="T10_1">11.<text:s text:c="2"/>−1,<text:s text:c="2"/>|0|,<text:s/>|−2|,<text:s/>3,<text:s/>7,<text:s/>|−11|</text:span></text:p>
      <text:p text:style-name="P11"><text:span text:style-name="T11_1">13.<text:s text:c="4"/>−5,<text:s/>−2<text:s/>,<text:s/>0,<text:s/>1,<text:s/>|−6|,<text:s/>|−7|,<text:s/>|11|<text:s text:c="2"/></text:span></text:p>
      <text:p text:style-name="P12"><text:span text:style-name="T12_1"><text:s/></text:span></text:p>
      <text:p text:style-name="P13"><text:span text:style-name="T13_1">Simplify</text:span><text:span text:style-name="T13_2"><text:s/></text:span><text:span text:style-name="T13_3">without</text:span><text:span text:style-name="T13_4"><text:s/></text:span><text:span text:style-name="T13_5">using</text:span><text:span text:style-name="T13_6"><text:s/></text:span><text:span text:style-name="T13_7">a</text:span><text:span text:style-name="T13_8"><text:s/></text:span><text:span text:style-name="T13_9">calculator</text:span><text:span text:style-name="T13_10">:<text:s/></text:span></text:p>
      <text:p text:style-name="P14"><text:span text:style-name="T14_1">15.<text:s text:c="3"/>−2</text:span></text:p>
      <text:p text:style-name="P15"><text:span text:style-name="T15_1">17.<text:s text:c="4"/>−21</text:span></text:p>
      <text:p text:style-name="P16"><text:span text:style-name="T16_1">19.<text:s text:c="3"/>4<text:s/></text:span></text:p>
      <text:p text:style-name="P17"><text:span text:style-name="T17_1">21.<text:s text:c="3"/>−42</text:span></text:p>
      <text:p text:style-name="P18"><text:span text:style-name="T18_1">23.<text:s text:c="4"/>−7<text:s/></text:span></text:p>
      <text:p text:style-name="P19"><text:span text:style-name="T19_1">25.<text:s text:c="2"/>−9<text:s text:c="2"/></text:span></text:p>
      <text:p text:style-name="P20"><text:span text:style-name="T20_1">27.<text:s text:c="3"/>−12<text:s text:c="2"/></text:span></text:p>
      <text:p text:style-name="P21"><text:span text:style-name="T21_1">29.<text:s text:c="3"/>−5</text:span></text:p>
      <text:p text:style-name="P22"><text:span text:style-name="T22_1">31.<text:s text:c="3"/>−45</text:span></text:p>
      <text:p text:style-name="P23"><text:span text:style-name="T23_1">33.<text:s text:c="4"/>−40</text:span></text:p>
      <text:p text:style-name="P24"><text:span text:style-name="T24_1">35.<text:s text:c="3"/>−63</text:span></text:p>
      <text:p text:style-name="P25"><text:span text:style-name="T25_1">37.<text:s text:c="2"/>−9<text:s text:c="2"/></text:span></text:p>
      <text:p text:style-name="P26"><text:span text:style-name="T26_1">39.<text:s text:c="3"/>−9</text:span></text:p>
      <text:p text:style-name="P27"><text:span text:style-name="T27_1">41.<text:s text:c="4"/>−7<text:s text:c="2"/></text:span></text:p>
      <text:p text:style-name="P28"><text:span text:style-name="T28_1">43.<text:s text:c="3"/>−20</text:span></text:p>
      <text:p text:style-name="P29"><text:span text:style-name="T29_1">45.<text:s text:c="3"/>125</text:span></text:p>
      <text:p text:style-name="P30"><text:span text:style-name="T30_1">47.<text:s text:c="3"/>16<text:s text:c="2"/></text:span></text:p>
      <text:p text:style-name="P31"><text:span text:style-name="T31_1">49.<text:s text:c="3"/>64</text:span></text:p>
      <text:p text:style-name="P32"><text:span text:style-name="T32_1">51.<text:s text:c="3"/>−16<text:s text:c="2"/></text:span></text:p>
      <text:p text:style-name="P33"><text:span text:style-name="T33_1">53.<text:s text:c="3"/></text:span><draw:frame svg:x="0cm" svg:y="0cm" svg:width="2.725cm" svg:height="0.397cm" draw:style-name="FR1" text:anchor-type="as-char" draw:z-index="0"><draw:image xlink:href="Pictures/image1.png" xlink:type="simple" xlink:show="embed" xlink:actuate="onLoad"/></draw:frame></text:p>
      <text:p text:style-name="P34"><text:span text:style-name="T34_1">55.<text:s text:c="3"/></text:span><draw:frame svg:x="0cm" svg:y="0cm" svg:width="3.572cm" svg:height="0.503cm" draw:style-name="FR2" text:anchor-type="as-char" draw:z-index="0"><draw:image xlink:href="Pictures/image2.png" xlink:type="simple" xlink:show="embed" xlink:actuate="onLoad"/></draw:frame></text:p>
      <text:p text:style-name="P35"><text:span text:style-name="T35_1">57.<text:s text:c="3"/></text:span><draw:frame svg:x="0cm" svg:y="0cm" svg:width="2.91cm" svg:height="0.397cm" draw:style-name="FR3" text:anchor-type="as-char" draw:z-index="0"><draw:image xlink:href="Pictures/image3.png" xlink:type="simple" xlink:show="embed" xlink:actuate="onLoad"/></draw:frame></text:p>
      <text:p text:style-name="P36"><text:span text:style-name="T36_1">59.<text:s text:c="3"/></text:span><draw:frame svg:x="0cm" svg:y="0cm" svg:width="6.085cm" svg:height="0.37cm" draw:style-name="FR4" text:anchor-type="as-char" draw:z-index="0"><draw:image xlink:href="Pictures/image4.png" xlink:type="simple" xlink:show="embed" xlink:actuate="onLoad"/></draw:frame></text:p>
      <text:p text:style-name="P37"><text:span text:style-name="T37_1">61.<text:s/></text:span><draw:frame svg:x="0cm" svg:y="0cm" svg:width="9.869cm" svg:height="0.503cm" draw:style-name="FR5" text:anchor-type="as-char" draw:z-index="0"><draw:image xlink:href="Pictures/image5.png" xlink:type="simple" xlink:show="embed" xlink:actuate="onLoad"/></draw:frame></text:p>
      <text:p text:style-name="P38"><text:span text:style-name="T38_1">63.<text:s/></text:span><draw:frame svg:x="0cm" svg:y="0cm" svg:width="8.89cm" svg:height="0.503cm" draw:style-name="FR6" text:anchor-type="as-char" draw:z-index="0"><draw:image xlink:href="Pictures/image6.png" xlink:type="simple" xlink:show="embed" xlink:actuate="onLoad"/></draw:frame></text:p>
      <text:p text:style-name="P39"><text:span text:style-name="T39_1">65.<text:s/></text:span><draw:frame svg:x="0cm" svg:y="0cm" svg:width="19.394cm" svg:height="0.529cm" draw:style-name="FR7" text:anchor-type="as-char" draw:z-index="0"><draw:image xlink:href="Pictures/image7.png" xlink:type="simple" xlink:show="embed" xlink:actuate="onLoad"/></draw:frame><text:span text:style-name="T39_2"><text:s/></text:span></text:p>
      <text:p text:style-name="P40"><text:span text:style-name="T40_1">67.<text:s/></text:span><draw:frame svg:x="0cm" svg:y="0cm" svg:width="18.177cm" svg:height="0.529cm" draw:style-name="FR8" text:anchor-type="as-char" draw:z-index="0"><draw:image xlink:href="Pictures/image8.png" xlink:type="simple" xlink:show="embed" xlink:actuate="onLoad"/></draw:frame></text:p>
      <text:p text:style-name="P41"/>
      <text:p text:style-name="P42"><text:span text:style-name="T42_1">69.<text:s/></text:span><draw:frame svg:x="0cm" svg:y="0cm" svg:width="16.193cm" svg:height="0.556cm" draw:style-name="FR9" text:anchor-type="as-char" draw:z-index="0"><draw:image xlink:href="Pictures/image9.png" xlink:type="simple" xlink:show="embed" xlink:actuate="onLoad"/></draw:frame></text:p>
      <text:p text:style-name="P43"><text:span text:style-name="T43_1"><text:s text:c="6"/></text:span><draw:frame svg:x="0cm" svg:y="0cm" svg:width="3.36cm" svg:height="0.397cm" draw:style-name="FR10" text:anchor-type="as-char" draw:z-index="0"><draw:image xlink:href="Pictures/image10.png" xlink:type="simple" xlink:show="embed" xlink:actuate="onLoad"/></draw:frame></text:p>
      <text:p text:style-name="P44"><text:span text:style-name="T44_1"><text:s text:c="2"/></text:span></text:p>
      <text:p text:style-name="P45"><text:span text:style-name="T45_1">71.<text:s text:c="2"/></text:span><draw:frame svg:x="0cm" svg:y="0cm" svg:width="15.743cm" svg:height="0.556cm" draw:style-name="FR11" text:anchor-type="as-char" draw:z-index="0"><draw:image xlink:href="Pictures/image11.png" xlink:type="simple" xlink:show="embed" xlink:actuate="onLoad"/></draw:frame></text:p>
      <text:p text:style-name="P46"><text:span text:style-name="T46_1"><text:s text:c="7"/></text:span><draw:frame svg:x="0cm" svg:y="0cm" svg:width="7.17cm" svg:height="0.476cm" draw:style-name="FR12" text:anchor-type="as-char" draw:z-index="0"><draw:image xlink:href="Pictures/image12.png" xlink:type="simple" xlink:show="embed" xlink:actuate="onLoad"/></draw:frame><text:span text:style-name="T46_2"><text:s text:c="2"/></text:span></text:p>
      <text:p text:style-name="P47"><text:span text:style-name="T47_1">73.<text:s/></text:span><draw:frame svg:x="0cm" svg:y="0cm" svg:width="13.811cm" svg:height="0.503cm" draw:style-name="FR13" text:anchor-type="as-char" draw:z-index="0"><draw:image xlink:href="Pictures/image13.png" xlink:type="simple" xlink:show="embed" xlink:actuate="onLoad"/></draw:frame></text:p>
      <text:p text:style-name="P48"><text:span text:style-name="T48_1">Maria</text:span><text:span text:style-name="T48_2"><text:s/></text:span><text:span text:style-name="T48_3">has</text:span><text:span text:style-name="T48_4"><text:s/></text:span><text:span text:style-name="T48_5">to</text:span><text:span text:style-name="T48_6"><text:s/></text:span><text:span text:style-name="T48_7">borrow</text:span><text:span text:style-name="T48_8"><text:s/></text:span><text:span text:style-name="T48_9">from</text:span><text:span text:style-name="T48_10"><text:s/></text:span><text:span text:style-name="T48_11">roommate</text:span><text:span text:style-name="T48_12"><text:s text:c="2"/></text:span><draw:frame svg:x="0cm" svg:y="0cm" svg:width="1.085cm" svg:height="0.423cm" draw:style-name="FR14" text:anchor-type="as-char" draw:z-index="0"><draw:image xlink:href="Pictures/image14.png" xlink:type="simple" xlink:show="embed" xlink:actuate="onLoad"/></draw:frame></text:p>
      <text:p text:style-name="P49"/>
      <text:p text:style-name="P50"><text:span text:style-name="T50_1">75.<text:s/></text:span><draw:frame svg:x="0cm" svg:y="0cm" svg:width="5.477cm" svg:height="0.503cm" draw:style-name="FR15" text:anchor-type="as-char" draw:z-index="0"><draw:image xlink:href="Pictures/image15.png" xlink:type="simple" xlink:show="embed" xlink:actuate="onLoad"/></draw:frame><text:span text:style-name="T50_2">years</text:span></text:p>
      <text:p text:style-name="P51"/>
      <text:h text:style-name="P52" text:outline-level="10"><text:bookmark-start text:name="h.4ru3wu2zaz6i"/><text:bookmark-end text:name="h.4ru3wu2zaz6i"/><text:span text:style-name="T52_1">Section</text:span><text:span text:style-name="T52_2"><text:s/>1.2<text:s/>-<text:s/></text:span><text:span text:style-name="T52_3">RML</text:span></text:h>
      <text:p text:style-name="P53"><text:span text:style-name="T53_1">1.<text:s text:c="2"/></text:span><draw:frame svg:x="0cm" svg:y="0cm" svg:width="9.128cm" svg:height="0.582cm" draw:style-name="FR16" text:anchor-type="as-char" draw:z-index="0"><draw:image xlink:href="Pictures/image16.png" xlink:type="simple" xlink:show="embed" xlink:actuate="onLoad"/></draw:frame><text:span text:style-name="T53_2"><text:s/></text:span></text:p>
      <text:p text:style-name="P54"><text:span text:style-name="T54_1">3.<text:s text:c="2"/></text:span><draw:frame svg:x="0cm" svg:y="0cm" svg:width="9.472cm" svg:height="0.582cm" draw:style-name="FR17" text:anchor-type="as-char" draw:z-index="0"><draw:image xlink:href="Pictures/image17.png" xlink:type="simple" xlink:show="embed" xlink:actuate="onLoad"/></draw:frame></text:p>
      <text:p text:style-name="P55"><text:span text:style-name="T55_1">5.<text:s text:c="2"/></text:span><draw:frame svg:x="0cm" svg:y="0cm" svg:width="10.345cm" svg:height="0.582cm" draw:style-name="FR18" text:anchor-type="as-char" draw:z-index="0"><draw:image xlink:href="Pictures/image18.png" xlink:type="simple" xlink:show="embed" xlink:actuate="onLoad"/></draw:frame><text:span text:style-name="T55_2"><text:line-break/></text:span></text:p>
      <text:p text:style-name="P56"><text:span text:style-name="T56_1">7.<text:s/><text:tab/></text:span><draw:frame svg:x="0cm" svg:y="0cm" svg:width="6.8cm" svg:height="0.582cm" draw:style-name="FR19" text:anchor-type="as-char" draw:z-index="0"><draw:image xlink:href="Pictures/image19.png" xlink:type="simple" xlink:show="embed" xlink:actuate="onLoad"/></draw:frame></text:p>
      <text:p text:style-name="P57"><draw:frame svg:x="0cm" svg:y="0cm" svg:width="6.906cm" svg:height="0.582cm" draw:style-name="FR20" text:anchor-type="as-char" draw:z-index="0"><draw:image xlink:href="Pictures/image20.png" xlink:type="simple" xlink:show="embed" xlink:actuate="onLoad"/></draw:frame><text:span text:style-name="T57_1"><text:s text:c="4"/></text:span></text:p>
      <text:p text:style-name="P58"><text:span text:style-name="T58_1"><text:tab/></text:span><text:span text:style-name="T58_2">least</text:span><text:span text:style-name="T58_3"><text:s/></text:span><text:span text:style-name="T58_4">common</text:span><text:span text:style-name="T58_5"><text:s/></text:span><text:span text:style-name="T58_6">multiple</text:span><text:span text:style-name="T58_7"><text:s/>(</text:span><text:span text:style-name="T58_8">LCM</text:span><text:span text:style-name="T58_9">)<text:s/></text:span><text:span text:style-name="T58_10">of</text:span><text:span text:style-name="T58_11"><text:s/>18<text:s/></text:span><text:span text:style-name="T58_12">and</text:span><text:span text:style-name="T58_13"><text:s/>45<text:s/>=<text:s/></text:span><draw:frame svg:x="0cm" svg:y="0cm" svg:width="1.323cm" svg:height="0.476cm" draw:style-name="FR21" text:anchor-type="as-char" draw:z-index="0"><draw:image xlink:href="Pictures/image21.png" xlink:type="simple" xlink:show="embed" xlink:actuate="onLoad"/></draw:frame><text:span text:style-name="T58_14"><text:s/>=<text:s/>90<text:line-break/></text:span></text:p>
      <text:p text:style-name="P59"><text:span text:style-name="T59_1">9.<text:tab/></text:span><draw:frame svg:x="0cm" svg:y="0cm" svg:width="11.906cm" svg:height="0.582cm" draw:style-name="FR22" text:anchor-type="as-char" draw:z-index="0"><draw:image xlink:href="Pictures/image22.png" xlink:type="simple" xlink:show="embed" xlink:actuate="onLoad"/></draw:frame></text:p>
      <text:p text:style-name="P60"><draw:frame svg:x="0cm" svg:y="0cm" svg:width="13.256cm" svg:height="0.582cm" draw:style-name="FR23" text:anchor-type="as-char" draw:z-index="0"><draw:image xlink:href="Pictures/image23.png" xlink:type="simple" xlink:show="embed" xlink:actuate="onLoad"/></draw:frame><text:span text:style-name="T60_1"><text:s text:c="4"/></text:span></text:p>
      <text:p text:style-name="P61"><text:span text:style-name="T61_1"><text:tab/></text:span><text:span text:style-name="T61_2">least</text:span><text:span text:style-name="T61_3"><text:s/></text:span><text:span text:style-name="T61_4">common</text:span><text:span text:style-name="T61_5"><text:s/></text:span><text:span text:style-name="T61_6">multiple</text:span><text:span text:style-name="T61_7"><text:s/>(</text:span><text:span text:style-name="T61_8">LCM</text:span><text:span text:style-name="T61_9">)<text:s/></text:span><text:span text:style-name="T61_10">of</text:span><text:span text:style-name="T61_11"><text:s/>120<text:s/></text:span><text:span text:style-name="T61_12">and</text:span><text:span text:style-name="T61_13"><text:s/>216.<text:s/>=<text:s/></text:span><draw:frame svg:x="0cm" svg:y="0cm" svg:width="1.508cm" svg:height="0.476cm" draw:style-name="FR24" text:anchor-type="as-char" draw:z-index="0"><draw:image xlink:href="Pictures/image24.png" xlink:type="simple" xlink:show="embed" xlink:actuate="onLoad"/></draw:frame><text:span text:style-name="T61_14"><text:s/>=<text:s/>360<text:line-break/></text:span></text:p>
      <text:p text:style-name="P62"><text:span text:style-name="T62_1">11.<text:s/><text:tab/></text:span><draw:frame svg:x="0cm" svg:y="0cm" svg:width="9.657cm" svg:height="0.582cm" draw:style-name="FR25" text:anchor-type="as-char" draw:z-index="0"><draw:image xlink:href="Pictures/image25.png" xlink:type="simple" xlink:show="embed" xlink:actuate="onLoad"/></draw:frame></text:p>
      <text:p text:style-name="P63"><draw:frame svg:x="0cm" svg:y="0cm" svg:width="11.404cm" svg:height="0.582cm" draw:style-name="FR26" text:anchor-type="as-char" draw:z-index="0"><draw:image xlink:href="Pictures/image26.png" xlink:type="simple" xlink:show="embed" xlink:actuate="onLoad"/></draw:frame><text:span text:style-name="T63_1"><text:s text:c="4"/></text:span></text:p>
      <text:p text:style-name="P64"><draw:frame svg:x="0cm" svg:y="0cm" svg:width="11.906cm" svg:height="0.582cm" draw:style-name="FR27" text:anchor-type="as-char" draw:z-index="0"><draw:image xlink:href="Pictures/image27.png" xlink:type="simple" xlink:show="embed" xlink:actuate="onLoad"/></draw:frame></text:p>
      <text:p text:style-name="P65"><text:span text:style-name="T65_1"><text:tab/></text:span><text:span text:style-name="T65_2">least</text:span><text:span text:style-name="T65_3"><text:s/></text:span><text:span text:style-name="T65_4">common</text:span><text:span text:style-name="T65_5"><text:s/></text:span><text:span text:style-name="T65_6">multiple</text:span><text:span text:style-name="T65_7"><text:s/>(</text:span><text:span text:style-name="T65_8">LCM</text:span><text:span text:style-name="T65_9">)<text:s/></text:span><text:span text:style-name="T65_10">of</text:span><text:span text:style-name="T65_11"><text:s/>120<text:s/></text:span><text:span text:style-name="T65_12">and</text:span><text:span text:style-name="T65_13"><text:s/>216.<text:s/>=<text:s/></text:span><draw:frame svg:x="0cm" svg:y="0cm" svg:width="1.984cm" svg:height="0.476cm" draw:style-name="FR28" text:anchor-type="as-char" draw:z-index="0"><draw:image xlink:href="Pictures/image28.png" xlink:type="simple" xlink:show="embed" xlink:actuate="onLoad"/></draw:frame><text:span text:style-name="T65_14"><text:s/>=<text:s/>7560</text:span></text:p>
      <text:p text:style-name="P66"><text:span text:style-name="T66_1"><text:s/></text:span></text:p>
      <text:p text:style-name="P67"><text:span text:style-name="T67_1">13.<text:s/><text:tab/></text:span><draw:frame svg:x="0cm" svg:y="0cm" svg:width="6.8cm" svg:height="0.582cm" draw:style-name="FR29" text:anchor-type="as-char" draw:z-index="0"><draw:image xlink:href="Pictures/image29.png" xlink:type="simple" xlink:show="embed" xlink:actuate="onLoad"/></draw:frame></text:p>
      <text:p text:style-name="P68"><draw:frame svg:x="0cm" svg:y="0cm" svg:width="8.916cm" svg:height="0.582cm" draw:style-name="FR30" text:anchor-type="as-char" draw:z-index="0"><draw:image xlink:href="Pictures/image30.png" xlink:type="simple" xlink:show="embed" xlink:actuate="onLoad"/></draw:frame></text:p>
      <text:p text:style-name="P69"><text:span text:style-name="T69_1">greatest</text:span><text:span text:style-name="T69_2"><text:s/></text:span><text:span text:style-name="T69_3">common</text:span><text:span text:style-name="T69_4"><text:s/></text:span><text:span text:style-name="T69_5">factor</text:span><text:span text:style-name="T69_6"><text:s/>(</text:span><text:span text:style-name="T69_7">GCF</text:span><text:span text:style-name="T69_8">)<text:s/></text:span><text:span text:style-name="T69_9">of</text:span><text:span text:style-name="T69_10"><text:s/>18<text:s/></text:span><text:span text:style-name="T69_11">and</text:span><text:span text:style-name="T69_12"><text:s/>24<text:s/>=<text:s/></text:span><draw:frame svg:x="0cm" svg:y="0cm" svg:width="0.661cm" svg:height="0.37cm" draw:style-name="FR31" text:anchor-type="as-char" draw:z-index="0"><draw:image xlink:href="Pictures/image31.png" xlink:type="simple" xlink:show="embed" xlink:actuate="onLoad"/></draw:frame><text:span text:style-name="T69_13"><text:s/>=<text:s/>6</text:span></text:p>
      <text:p text:style-name="P70"/>
      <text:p text:style-name="P71"><text:span text:style-name="T71_1">15.<text:s/><text:tab/></text:span><draw:frame svg:x="0cm" svg:y="0cm" svg:width="11.986cm" svg:height="0.582cm" draw:style-name="FR32" text:anchor-type="as-char" draw:z-index="0"><draw:image xlink:href="Pictures/image32.png" xlink:type="simple" xlink:show="embed" xlink:actuate="onLoad"/></draw:frame></text:p>
      <text:p text:style-name="P72"><draw:frame svg:x="0cm" svg:y="0cm" svg:width="12.224cm" svg:height="0.582cm" draw:style-name="FR33" text:anchor-type="as-char" draw:z-index="0"><draw:image xlink:href="Pictures/image33.png" xlink:type="simple" xlink:show="embed" xlink:actuate="onLoad"/></draw:frame></text:p>
      <text:p text:style-name="P73"><text:span text:style-name="T73_1">greatest</text:span><text:span text:style-name="T73_2"><text:s/></text:span><text:span text:style-name="T73_3">common</text:span><text:span text:style-name="T73_4"><text:s/></text:span><text:span text:style-name="T73_5">factor</text:span><text:span text:style-name="T73_6"><text:s/>(</text:span><text:span text:style-name="T73_7">GCF</text:span><text:span text:style-name="T73_8">)<text:s/></text:span><text:span text:style-name="T73_9">of</text:span><text:span text:style-name="T73_10"><text:s/>168<text:s/></text:span><text:span text:style-name="T73_11">and</text:span><text:span text:style-name="T73_12"><text:s/>280<text:s/>=<text:s/></text:span><draw:frame svg:x="0cm" svg:y="0cm" svg:width="2.117cm" svg:height="0.476cm" draw:style-name="FR34" text:anchor-type="as-char" draw:z-index="0"><draw:image xlink:href="Pictures/image34.png" xlink:type="simple" xlink:show="embed" xlink:actuate="onLoad"/></draw:frame></text:p>
      <text:p text:style-name="P74"><text:span text:style-name="T74_1"><text:s/></text:span></text:p>
      <text:p text:style-name="P75"><text:span text:style-name="T75_1">17.<text:s/></text:span><text:span text:style-name="T75_2">Find</text:span><text:span text:style-name="T75_3"><text:s/></text:span><text:span text:style-name="T75_4">the</text:span><text:span text:style-name="T75_5"><text:s/></text:span><text:span text:style-name="T75_6">greatest</text:span><text:span text:style-name="T75_7"><text:s/></text:span><text:span text:style-name="T75_8">common</text:span><text:span text:style-name="T75_9"><text:s/></text:span><text:span text:style-name="T75_10">factor</text:span><text:span text:style-name="T75_11"><text:s/>(</text:span><text:span text:style-name="T75_12">GCF</text:span><text:span text:style-name="T75_13">)<text:s/></text:span><text:span text:style-name="T75_14">of</text:span><text:span text:style-name="T75_15"><text:s/>84,<text:s/>168,<text:s/></text:span><text:span text:style-name="T75_16">and</text:span><text:span text:style-name="T75_17"><text:s/>252.<text:s/></text:span></text:p>
      <text:p text:style-name="P76"><draw:frame svg:x="0cm" svg:y="0cm" svg:width="9.657cm" svg:height="0.582cm" draw:style-name="FR35" text:anchor-type="as-char" draw:z-index="0"><draw:image xlink:href="Pictures/image35.png" xlink:type="simple" xlink:show="embed" xlink:actuate="onLoad"/></draw:frame></text:p>
      <text:p text:style-name="P77"><draw:frame svg:x="0cm" svg:y="0cm" svg:width="11.986cm" svg:height="0.582cm" draw:style-name="FR36" text:anchor-type="as-char" draw:z-index="0"><draw:image xlink:href="Pictures/image36.png" xlink:type="simple" xlink:show="embed" xlink:actuate="onLoad"/></draw:frame></text:p>
      <text:p text:style-name="P78"><draw:frame svg:x="0cm" svg:y="0cm" svg:width="11.695cm" svg:height="0.582cm" draw:style-name="FR37" text:anchor-type="as-char" draw:z-index="0"><draw:image xlink:href="Pictures/image37.png" xlink:type="simple" xlink:show="embed" xlink:actuate="onLoad"/></draw:frame></text:p>
      <text:p text:style-name="P79"><text:span text:style-name="T79_1"><text:s/></text:span><text:span text:style-name="T79_2">greatest</text:span><text:span text:style-name="T79_3"><text:s/></text:span><text:span text:style-name="T79_4">common</text:span><text:span text:style-name="T79_5"><text:s/></text:span><text:span text:style-name="T79_6">factor</text:span><text:span text:style-name="T79_7"><text:s/>(</text:span><text:span text:style-name="T79_8">GCF</text:span><text:span text:style-name="T79_9">)<text:s/></text:span><text:span text:style-name="T79_10">of</text:span><text:span text:style-name="T79_11"><text:s/>84,<text:s/>168,<text:s/></text:span><text:span text:style-name="T79_12">and</text:span><text:span text:style-name="T79_13"><text:s/>252<text:s/>=</text:span><text:span text:style-name="T79_14"><text:s/></text:span><draw:frame svg:x="0cm" svg:y="0cm" svg:width="2.593cm" svg:height="0.476cm" draw:style-name="FR38" text:anchor-type="as-char" draw:z-index="0"><draw:image xlink:href="Pictures/image38.png" xlink:type="simple" xlink:show="embed" xlink:actuate="onLoad"/></draw:frame></text:p>
      <text:p text:style-name="P80"><text:span text:style-name="T80_1"><text:s/></text:span></text:p>
      <text:p text:style-name="P81"><text:span text:style-name="T81_1">19.<text:s/><text:tab/></text:span><draw:frame svg:x="0cm" svg:y="0cm" svg:width="5.398cm" svg:height="0.529cm" draw:style-name="FR39" text:anchor-type="as-char" draw:z-index="0"><draw:image xlink:href="Pictures/image39.png" xlink:type="simple" xlink:show="embed" xlink:actuate="onLoad"/></draw:frame></text:p>
      <text:p text:style-name="P82"><draw:frame svg:x="0cm" svg:y="0cm" svg:width="5.345cm" svg:height="0.529cm" draw:style-name="FR40" text:anchor-type="as-char" draw:z-index="0"><draw:image xlink:href="Pictures/image40.png" xlink:type="simple" xlink:show="embed" xlink:actuate="onLoad"/></draw:frame><text:span text:style-name="T82_1"><text:s text:c="4"/></text:span></text:p>
      <text:p text:style-name="P83"><draw:frame svg:x="0cm" svg:y="0cm" svg:width="6.8cm" svg:height="0.582cm" draw:style-name="FR41" text:anchor-type="as-char" draw:z-index="0"><draw:image xlink:href="Pictures/image41.png" xlink:type="simple" xlink:show="embed" xlink:actuate="onLoad"/></draw:frame></text:p>
      <text:p text:style-name="P84"><text:span text:style-name="T84_1"><text:tab/></text:span><text:span text:style-name="T84_2">least</text:span><text:span text:style-name="T84_3"><text:s/></text:span><text:span text:style-name="T84_4">common</text:span><text:span text:style-name="T84_5"><text:s/></text:span><text:span text:style-name="T84_6">multiple</text:span><text:span text:style-name="T84_7"><text:s/>(</text:span><text:span text:style-name="T84_8">LCM</text:span><text:span text:style-name="T84_9">)<text:s/></text:span><text:span text:style-name="T84_10">of</text:span><text:span text:style-name="T84_11"><text:s/>120<text:s/></text:span><text:span text:style-name="T84_12">and</text:span><text:span text:style-name="T84_13"><text:s/>216.<text:s/>=<text:s/></text:span><draw:frame svg:x="0cm" svg:y="0cm" svg:width="1.773cm" svg:height="0.476cm" draw:style-name="FR42" text:anchor-type="as-char" draw:z-index="0"><draw:image xlink:href="Pictures/image42.png" xlink:type="simple" xlink:show="embed" xlink:actuate="onLoad"/></draw:frame><text:span text:style-name="T84_14"><text:s/>=<text:s/>560</text:span></text:p>
      <text:p text:style-name="P85"><text:span text:style-name="T85_1"><text:s text:c="3"/></text:span></text:p>
      <text:p text:style-name="P86"><text:span text:style-name="T86_1">21.<text:tab/></text:span><draw:frame svg:x="0cm" svg:y="0cm" svg:width="11.271cm" svg:height="0.582cm" draw:style-name="FR43" text:anchor-type="as-char" draw:z-index="0"><draw:image xlink:href="Pictures/image43.png" xlink:type="simple" xlink:show="embed" xlink:actuate="onLoad"/></draw:frame><text:span text:style-name="T86_2"><text:s/></text:span></text:p>
      <text:p text:style-name="P87"><draw:frame svg:x="0cm" svg:y="0cm" svg:width="11.086cm" svg:height="0.582cm" draw:style-name="FR44" text:anchor-type="as-char" draw:z-index="0"><draw:image xlink:href="Pictures/image44.png" xlink:type="simple" xlink:show="embed" xlink:actuate="onLoad"/></draw:frame></text:p>
      <text:p text:style-name="P88"><text:span text:style-name="T88_1"><text:s/></text:span><text:span text:style-name="T88_2">greatest</text:span><text:span text:style-name="T88_3"><text:s/></text:span><text:span text:style-name="T88_4">common</text:span><text:span text:style-name="T88_5"><text:s/></text:span><text:span text:style-name="T88_6">factor</text:span><text:span text:style-name="T88_7"><text:s/>(</text:span><text:span text:style-name="T88_8">GCF</text:span><text:span text:style-name="T88_9">)<text:s/></text:span><text:span text:style-name="T88_10">of</text:span><text:span text:style-name="T88_11"><text:s/>72<text:s/></text:span><text:span text:style-name="T88_12">and</text:span><text:span text:style-name="T88_13"><text:s/>48<text:s/>=<text:s/></text:span><draw:frame svg:x="0cm" svg:y="0cm" svg:width="2.117cm" svg:height="0.476cm" draw:style-name="FR45" text:anchor-type="as-char" draw:z-index="0"><draw:image xlink:href="Pictures/image4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